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Input" style:family="table">
      <style:table-properties style:width="6.9306in" table:align="center" style:may-break-between-rows="false"/>
    </style:style>
    <style:style style:name="Input.A" style:family="table-column">
      <style:table-column-properties style:column-width="1.266in"/>
    </style:style>
    <style:style style:name="Input.B" style:family="table-column">
      <style:table-column-properties style:column-width="5.6646in"/>
    </style:style>
    <style:style style:name="Input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Input.B1" style:family="table-cell">
      <style:table-cell-properties fo:padding="0.0382in" fo:border="0.05pt solid #000000"/>
    </style:style>
    <style:style style:name="Input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Input.B2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3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4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5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6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2f5e4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rsid="0057f69c" officeooo:paragraph-rsid="005a90ed"/>
    </style:style>
    <style:style style:name="P7" style:family="paragraph" style:parent-style-name="Text_20_body">
      <style:text-properties officeooo:rsid="0057f69c" officeooo:paragraph-rsid="005d5fb1"/>
    </style:style>
    <style:style style:name="P8" style:family="paragraph" style:parent-style-name="Text_20_body">
      <style:text-properties officeooo:rsid="005707ca" officeooo:paragraph-rsid="005707ca"/>
    </style:style>
    <style:style style:name="P9" style:family="paragraph" style:parent-style-name="Text_20_body">
      <style:text-properties officeooo:rsid="005a90ed" officeooo:paragraph-rsid="005a90ed"/>
    </style:style>
    <style:style style:name="P10" style:family="paragraph" style:parent-style-name="Text_20_body">
      <style:text-properties officeooo:paragraph-rsid="00605bfb"/>
    </style:style>
    <style:style style:name="P11" style:family="paragraph" style:parent-style-name="Text_20_body">
      <style:text-properties officeooo:paragraph-rsid="00616607"/>
    </style:style>
    <style:style style:name="P12" style:family="paragraph" style:parent-style-name="Text_20_body">
      <style:text-properties officeooo:paragraph-rsid="0062f5e4"/>
    </style:style>
    <style:style style:name="P13" style:family="paragraph" style:parent-style-name="Text_20_body">
      <style:text-properties officeooo:rsid="005eb2a3" officeooo:paragraph-rsid="005eb2a3"/>
    </style:style>
    <style:style style:name="P14" style:family="paragraph" style:parent-style-name="Text_20_body">
      <style:text-properties officeooo:rsid="00605bfb" officeooo:paragraph-rsid="00605bfb"/>
    </style:style>
    <style:style style:name="P15" style:family="paragraph" style:parent-style-name="Text_20_body">
      <style:text-properties officeooo:rsid="00605bfb" officeooo:paragraph-rsid="00616607"/>
    </style:style>
    <style:style style:name="P16" style:family="paragraph" style:parent-style-name="Text_20_body">
      <style:text-properties fo:font-weight="bold" officeooo:rsid="0062f5e4" officeooo:paragraph-rsid="0062f5e4" style:font-weight-asian="bold" style:font-weight-complex="bold"/>
    </style:style>
    <style:style style:name="P17" style:family="paragraph" style:parent-style-name="Text_20_body">
      <style:text-properties fo:font-weight="bold" officeooo:rsid="00616607" officeooo:paragraph-rsid="00616607" style:font-weight-asian="bold" style:font-weight-complex="bold"/>
    </style:style>
    <style:style style:name="P18" style:family="paragraph" style:parent-style-name="Text_20_body">
      <style:text-properties officeooo:rsid="00616607" officeooo:paragraph-rsid="00616607"/>
    </style:style>
    <style:style style:name="P19" style:family="paragraph" style:parent-style-name="DocCode">
      <style:text-properties officeooo:rsid="005a90ed" officeooo:paragraph-rsid="005a90ed"/>
    </style:style>
    <style:style style:name="P20" style:family="paragraph" style:parent-style-name="DocCode">
      <style:text-properties officeooo:rsid="0062f5e4" officeooo:paragraph-rsid="0062f5e4"/>
    </style:style>
    <style:style style:name="P21" style:family="paragraph" style:parent-style-name="DocCode">
      <style:text-properties officeooo:rsid="00616607"/>
    </style:style>
    <style:style style:name="P22" style:family="paragraph" style:parent-style-name="DocTableText">
      <style:text-properties officeooo:rsid="005a90ed"/>
    </style:style>
    <style:style style:name="P23" style:family="paragraph" style:parent-style-name="DocTableText">
      <style:text-properties officeooo:rsid="005a90ed" officeooo:paragraph-rsid="00605bfb"/>
    </style:style>
    <style:style style:name="P24" style:family="paragraph" style:parent-style-name="DocTableText">
      <style:text-properties officeooo:rsid="005a90ed" officeooo:paragraph-rsid="00616607"/>
    </style:style>
    <style:style style:name="P25" style:family="paragraph" style:parent-style-name="DocTableText">
      <style:text-properties officeooo:rsid="005a90ed" officeooo:paragraph-rsid="0062f5e4"/>
    </style:style>
    <style:style style:name="P26" style:family="paragraph" style:parent-style-name="DocTableText">
      <style:text-properties officeooo:rsid="005babdf"/>
    </style:style>
    <style:style style:name="P27" style:family="paragraph" style:parent-style-name="DocTableText">
      <style:text-properties officeooo:rsid="005babdf" officeooo:paragraph-rsid="005babdf"/>
    </style:style>
    <style:style style:name="P28" style:family="paragraph" style:parent-style-name="DocTableText">
      <style:text-properties officeooo:rsid="005babdf" officeooo:paragraph-rsid="00616607"/>
    </style:style>
    <style:style style:name="P29" style:family="paragraph" style:parent-style-name="DocTableText">
      <style:text-properties officeooo:rsid="005babdf" officeooo:paragraph-rsid="0062f5e4"/>
    </style:style>
    <style:style style:name="P30" style:family="paragraph" style:parent-style-name="DocTableText">
      <style:text-properties officeooo:paragraph-rsid="00605bfb"/>
    </style:style>
    <style:style style:name="P31" style:family="paragraph" style:parent-style-name="DocTableText">
      <style:text-properties officeooo:paragraph-rsid="00616607"/>
    </style:style>
    <style:style style:name="P32" style:family="paragraph" style:parent-style-name="DocTableText">
      <style:text-properties officeooo:paragraph-rsid="0062f5e4"/>
    </style:style>
    <style:style style:name="P33" style:family="paragraph" style:parent-style-name="DocTableText">
      <style:text-properties officeooo:rsid="005d5fb1" officeooo:paragraph-rsid="005d5fb1"/>
    </style:style>
    <style:style style:name="P34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35" style:family="paragraph" style:parent-style-name="DocTableText">
      <style:text-properties officeooo:rsid="005eb2a3" officeooo:paragraph-rsid="005eb2a3"/>
    </style:style>
    <style:style style:name="P36" style:family="paragraph" style:parent-style-name="DocTableText">
      <style:text-properties officeooo:rsid="005eb2a3" officeooo:paragraph-rsid="00605bfb"/>
    </style:style>
    <style:style style:name="P37" style:family="paragraph" style:parent-style-name="DocTableText">
      <style:text-properties officeooo:rsid="005eb2a3" officeooo:paragraph-rsid="00616607"/>
    </style:style>
    <style:style style:name="P38" style:family="paragraph" style:parent-style-name="DocTableText">
      <style:text-properties officeooo:rsid="005eb2a3" officeooo:paragraph-rsid="0062f5e4"/>
    </style:style>
    <style:style style:name="P39" style:family="paragraph" style:parent-style-name="DocTableText">
      <style:text-properties officeooo:rsid="00605bfb" officeooo:paragraph-rsid="00605bfb"/>
    </style:style>
    <style:style style:name="P40" style:family="paragraph" style:parent-style-name="DocTableText">
      <style:text-properties officeooo:rsid="00605bfb" officeooo:paragraph-rsid="00616607"/>
    </style:style>
    <style:style style:name="P41" style:family="paragraph" style:parent-style-name="DocTableText">
      <style:text-properties officeooo:rsid="00605bfb" officeooo:paragraph-rsid="0062f5e4"/>
    </style:style>
    <style:style style:name="P42" style:family="paragraph" style:parent-style-name="DocTableText">
      <style:text-properties officeooo:rsid="00616607" officeooo:paragraph-rsid="00616607"/>
    </style:style>
    <style:style style:name="P43" style:family="paragraph" style:parent-style-name="DocTableText">
      <style:text-properties officeooo:rsid="00616607" officeooo:paragraph-rsid="0062f5e4"/>
    </style:style>
    <style:style style:name="P44" style:family="paragraph" style:parent-style-name="DocCaption">
      <style:text-properties officeooo:paragraph-rsid="00605bfb"/>
    </style:style>
    <style:style style:name="P45" style:family="paragraph" style:parent-style-name="DocCaption">
      <style:text-properties officeooo:paragraph-rsid="00616607"/>
    </style:style>
    <style:style style:name="P46" style:family="paragraph" style:parent-style-name="DocCaption">
      <style:text-properties officeooo:paragraph-rsid="0062f5e4"/>
    </style:style>
    <style:style style:name="P47" style:family="paragraph" style:parent-style-name="DocText">
      <style:text-properties officeooo:rsid="005a90ed" officeooo:paragraph-rsid="005a90ed"/>
    </style:style>
    <style:style style:name="P48" style:family="paragraph" style:parent-style-name="DocText">
      <style:text-properties officeooo:rsid="0062f5e4"/>
    </style:style>
    <style:style style:name="P49" style:family="paragraph" style:parent-style-name="DocCode">
      <style:text-properties officeooo:rsid="0062f5e4" officeooo:paragraph-rsid="006d63c0"/>
    </style:style>
    <style:style style:name="P50" style:family="paragraph" style:parent-style-name="DocCode">
      <style:text-properties officeooo:rsid="00616607" officeooo:paragraph-rsid="006d63c0"/>
    </style:style>
    <style:style style:name="P51" style:family="paragraph" style:parent-style-name="DocHeading1">
      <style:text-properties officeooo:rsid="005d5fb1" officeooo:paragraph-rsid="005d5fb1"/>
    </style:style>
    <style:style style:name="P52" style:family="paragraph" style:parent-style-name="DocHeading1">
      <style:text-properties officeooo:rsid="005a90ed" officeooo:paragraph-rsid="005d5fb1"/>
    </style:style>
    <style:style style:name="P53" style:family="paragraph" style:parent-style-name="DocHeading1">
      <style:text-properties officeooo:rsid="005eb2a3" officeooo:paragraph-rsid="006d63c0"/>
    </style:style>
    <style:style style:name="P54" style:family="paragraph" style:parent-style-name="DocHeading2">
      <style:text-properties officeooo:rsid="005a90ed" officeooo:paragraph-rsid="005a90ed"/>
    </style:style>
    <style:style style:name="P55" style:family="paragraph" style:parent-style-name="DocHeading2">
      <style:text-properties officeooo:rsid="005eb2a3"/>
    </style:style>
    <style:style style:name="P56" style:family="paragraph" style:parent-style-name="DocHeading2">
      <style:text-properties officeooo:rsid="005eb2a3" officeooo:paragraph-rsid="006d63c0"/>
    </style:style>
    <style:style style:name="P5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58" style:family="paragraph" style:parent-style-name="DocTableText">
      <style:text-properties officeooo:rsid="006bb037" officeooo:paragraph-rsid="006bb037"/>
    </style:style>
    <style:style style:name="P59" style:family="paragraph" style:parent-style-name="DocTableText">
      <style:text-properties officeooo:rsid="005a90ed" officeooo:paragraph-rsid="006d63c0"/>
    </style:style>
    <style:style style:name="P60" style:family="paragraph" style:parent-style-name="DocTableText">
      <style:text-properties officeooo:rsid="00605bfb" officeooo:paragraph-rsid="006d63c0"/>
    </style:style>
    <style:style style:name="P61" style:family="paragraph" style:parent-style-name="DocTableText">
      <style:text-properties officeooo:rsid="0066a600" officeooo:paragraph-rsid="006d63c0"/>
    </style:style>
    <style:style style:name="P62" style:family="paragraph" style:parent-style-name="DocTableText">
      <style:text-properties officeooo:rsid="006a1b36" officeooo:paragraph-rsid="006d63c0"/>
    </style:style>
    <style:style style:name="P63" style:family="paragraph" style:parent-style-name="DocTableText">
      <style:text-properties officeooo:rsid="005eb2a3" officeooo:paragraph-rsid="006d63c0"/>
    </style:style>
    <style:style style:name="P64" style:family="paragraph" style:parent-style-name="DocTableText">
      <style:text-properties officeooo:rsid="005babdf" officeooo:paragraph-rsid="006d63c0"/>
    </style:style>
    <style:style style:name="P65" style:family="paragraph" style:parent-style-name="DocTableText">
      <style:text-properties officeooo:rsid="00616607" officeooo:paragraph-rsid="006d63c0"/>
    </style:style>
    <style:style style:name="P66" style:family="paragraph" style:parent-style-name="DocTableText">
      <style:text-properties officeooo:paragraph-rsid="006d63c0"/>
    </style:style>
    <style:style style:name="P67" style:family="paragraph" style:parent-style-name="DocText">
      <style:text-properties officeooo:rsid="0062f5e4" officeooo:paragraph-rsid="006d63c0"/>
    </style:style>
    <style:style style:name="P68" style:family="paragraph" style:parent-style-name="Text_20_body" style:list-style-name="L1">
      <style:text-properties officeooo:rsid="005a90ed" officeooo:paragraph-rsid="005a90ed"/>
    </style:style>
    <style:style style:name="P69" style:family="paragraph" style:parent-style-name="Text_20_body">
      <style:text-properties officeooo:rsid="00616607" officeooo:paragraph-rsid="006d63c0"/>
    </style:style>
    <style:style style:name="P70" style:family="paragraph" style:parent-style-name="Text_20_body">
      <style:text-properties officeooo:rsid="005eb2a3" officeooo:paragraph-rsid="006d63c0"/>
    </style:style>
    <style:style style:name="P71" style:family="paragraph" style:parent-style-name="Text_20_body">
      <style:text-properties officeooo:rsid="00605bfb" officeooo:paragraph-rsid="006d63c0"/>
    </style:style>
    <style:style style:name="P72" style:family="paragraph" style:parent-style-name="Text_20_body">
      <style:text-properties fo:font-weight="bold" officeooo:rsid="0062f5e4" officeooo:paragraph-rsid="006d63c0" style:font-weight-asian="bold" style:font-weight-complex="bold"/>
    </style:style>
    <style:style style:name="P73" style:family="paragraph" style:parent-style-name="Text_20_body">
      <style:text-properties fo:font-weight="bold" officeooo:rsid="00616607" officeooo:paragraph-rsid="006d63c0" style:font-weight-asian="bold" style:font-weight-complex="bold"/>
    </style:style>
    <style:style style:name="P74" style:family="paragraph" style:parent-style-name="Text_20_body">
      <style:text-properties officeooo:paragraph-rsid="006d63c0"/>
    </style:style>
    <style:style style:name="P75" style:family="paragraph" style:parent-style-name="DocHeading3">
      <style:text-properties officeooo:rsid="005a90ed" officeooo:paragraph-rsid="005a90ed"/>
    </style:style>
    <style:style style:name="P76" style:family="paragraph" style:parent-style-name="DocHeading3">
      <style:text-properties officeooo:rsid="005eb2a3"/>
    </style:style>
    <style:style style:name="P77" style:family="paragraph" style:parent-style-name="DocHeading3">
      <style:text-properties officeooo:rsid="005eb2a3" officeooo:paragraph-rsid="006d63c0"/>
    </style:style>
    <style:style style:name="P78" style:family="paragraph" style:parent-style-name="DocHeading3">
      <style:text-properties officeooo:paragraph-rsid="006d63c0"/>
    </style:style>
    <style:style style:name="P79" style:family="paragraph" style:parent-style-name="Standard">
      <style:text-properties officeooo:paragraph-rsid="006d63c0"/>
    </style:style>
    <style:style style:name="P80" style:family="paragraph" style:parent-style-name="DocCaption">
      <style:text-properties officeooo:paragraph-rsid="006d63c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bb037"/>
    </style:style>
    <style:style style:name="T9" style:family="text">
      <style:text-properties officeooo:rsid="0073a9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7"><text:title>Seaenv.in Input File</text:title></text:p>
      <text:h text:style-name="P51" text:outline-level="1">Introduction</text:h>
      <text:p text:style-name="P7"><text:span text:style-name="T8">The “seaenv.in” input file controls the definitions of the sea environment. <text:s/>This includes creation of wave spectra, which define how wave amplitude varies with wave frequency. <text:s/>And the user can define sea environments, which describe variation of wave amplitude with wave direction. <text:s/>The models are not actually implemented in this file, only defined. <text:s/>This allows the user to create a library of sea definitions for use as needed.</text:span><text:span text:style-name="T5">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</text:span><text:span text:style-name="T8">Seaenv.in</text:span><text:span text:style-name="T5">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Folder:</text:p>
          </table:table-cell>
          <table:table-cell table:style-name="Table1.B1" office:value-type="string">
            <text:p text:style-name="P33">Contained in the “<text:span text:style-name="T8">constant</text:span>” folder</text:p>
          </table:table-cell>
        </table:table-row>
        <table:table-row>
          <table:table-cell table:style-name="Table1.A2" office:value-type="string">
            <text:p text:style-name="P33">Filename:</text:p>
          </table:table-cell>
          <table:table-cell table:style-name="Table1.B2" office:value-type="string">
            <text:p text:style-name="P58">seaenv.in</text:p>
          </table:table-cell>
        </table:table-row>
        <table:table-row>
          <table:table-cell table:style-name="Table1.A2" office:value-type="string">
            <text:p text:style-name="P33">Instances:</text:p>
          </table:table-cell>
          <table:table-cell table:style-name="Table1.B3" office:value-type="string">
            <text:p text:style-name="P34">There can only be one <text:span text:style-name="T8">seaenv </text:span>file contained in any oFreq analysis.</text:p>
          </table:table-cell>
        </table:table-row>
      </table:table>
      <text:h text:style-name="P52" text:outline-level="1">Organization</text:h>
      <text:p text:style-name="P9">The headings in this document show the hierarchy of information, and that hierarchy matters. <text:s/></text:p>
      <text:list xml:id="list488946743" text:style-name="L1">
        <text:list-item>
          <text:p text:style-name="P68">Level 1 headings are used to organize general concepts. <text:s/>This does not reflect the actual organization used in the input files. (Example: <text:s/>2 Organization)</text:p>
        </text:list-item>
        <text:list-item>
          <text:p text:style-name="P68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68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68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54" text:outline-level="2">Object Names</text:h>
      <text:p text:style-name="P9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9"><text:soft-page-break/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75" text:outline-level="3">Keyword Names</text:h>
      <text:p text:style-name="P6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1">Table 2.1</text:sequence-ref></text:span><text:span text:style-name="T3">, which lists all the specific details for the keyword.</text:span></text:p>
      <text:p text:style-name="DocCaption"><text:span text:style-name="T3">Table </text:span><text:sequence text:ref-name="refTable1" text:name="Table" text:formula="ooow:Table+1" style:num-format="1">2.1</text:sequence>: <text:s/><text:span text:style-name="T3">Keyword Name Details</text:span></text:p>
      <table:table table:name="Input" table:style-name="Input">
        <table:table-column table:style-name="Input.A"/>
        <table:table-column table:style-name="Input.B"/>
        <table:table-row>
          <table:table-cell table:style-name="Input.A1" office:value-type="string">
            <text:p text:style-name="P22">Scope:</text:p>
          </table:table-cell>
          <table:table-cell table:style-name="Input.B1" office:value-type="string">
            <text:p text:style-name="P26">This describes the scope of the keyword, which objects it can be used under. <text:s/>The full scope is always given like this:</text:p>
            <text:p text:style-name="P26"/>
            <text:p text:style-name="P27">object1::object2::keyword</text:p>
            <text:p text:style-name="P27"/>
            <text:p text:style-name="P27">This shows that some objects may be nested in other objects, showing you the full structure expected to correctly use this keyword. <text:s/></text:p>
            <text:p text:style-name="P27"/>
            <text:p text:style-name="P27">If a keyword can be used in multiple objects, you will find multiple scopes listed.</text:p>
          </table:table-cell>
        </table:table-row>
        <table:table-row>
          <table:table-cell table:style-name="Input.A2" office:value-type="string">
            <text:p text:style-name="P22">Format:</text:p>
          </table:table-cell>
          <table:table-cell table:style-name="Input.B2" office:value-type="string">
            <text:p text:style-name="P27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Input.A2" office:value-type="string">
            <text:p text:style-name="P22">Valid Range:</text:p>
          </table:table-cell>
          <table:table-cell table:style-name="Input.B6" office:value-type="string">
            <text:p text:style-name="P27">Even if you get the format right, some keywords only like a specific range of values. <text:s/>Any restrictions are listed here.</text:p>
          </table:table-cell>
        </table:table-row>
        <table:table-row>
          <table:table-cell table:style-name="Input.A2" office:value-type="string">
            <text:p text:style-name="P35">Required:</text:p>
          </table:table-cell>
          <table:table-cell table:style-name="Input.B6" office:value-type="string">
            <text:p text:style-name="P35">States whether the input is required, or if oFreq will assume a default value without any input.</text:p>
          </table:table-cell>
        </table:table-row>
        <table:table-row>
          <table:table-cell table:style-name="Input.A2" office:value-type="string">
            <text:p text:style-name="P35">Default Value:</text:p>
          </table:table-cell>
          <table:table-cell table:style-name="Input.B6" office:value-type="string">
            <text:p text:style-name="P35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Input.A2" office:value-type="string">
            <text:p text:style-name="DocTableText"><text:span text:style-name="T4">Dependents</text:span><text:span text:style-name="T3">:</text:span></text:p>
          </table:table-cell>
          <table:table-cell table:style-name="Input.B6" office:value-type="string">
            <text:p text:style-name="P27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Input.A2" office:value-type="string">
            <text:p text:style-name="P22">Similar Keywords:</text:p>
          </table:table-cell>
          <table:table-cell table:style-name="Input.B7" office:value-type="string">
            <text:p text:style-name="P27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8"/>
      <text:p text:style-name="P9">Example:</text:p>
      <text:p text:style-name="P19">Every keyword-value pair includes at least one example.</text:p>
      <text:p text:style-name="P47"/>
      <text:h text:style-name="P53" text:outline-level="1">Seafile Declaration</text:h>
      <text:p text:style-name="P70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56" text:outline-level="2"><text:soft-page-break/>“seafile” Object</text:h>
      <text:p text:style-name="P70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77" text:outline-level="3">“version” keyword </text:h>
      <text:p text:style-name="P74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2">Table 3.1</text:sequence-ref></text:span><text:span text:style-name="T6"> lists the keyword details.</text:span></text:p>
      <text:p text:style-name="P80"><text:span text:style-name="T3">Table </text:span><text:sequence text:ref-name="refTable2" text:name="Table" text:formula="ooow:Table+1" style:num-format="1">3.1</text:sequence>: <text:s/>“<text:span text:style-name="T7">version”</text:span><text:span text:style-name="T3">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Scope:</text:p>
          </table:table-cell>
          <table:table-cell table:style-name="Table2.B1" office:value-type="string">
            <text:p text:style-name="P60">seafile::version</text:p>
          </table:table-cell>
        </table:table-row>
        <table:table-row>
          <table:table-cell table:style-name="Table2.A2" office:value-type="string">
            <text:p text:style-name="P59">Format:</text:p>
          </table:table-cell>
          <table:table-cell table:style-name="Table2.B2" office:value-type="string">
            <text:p text:style-name="P60">Decimal input (Example: <text:s/>1.0)</text:p>
          </table:table-cell>
        </table:table-row>
        <table:table-row>
          <table:table-cell table:style-name="Table2.A2" office:value-type="string">
            <text:p text:style-name="P59">Valid Range:</text:p>
          </table:table-cell>
          <table:table-cell table:style-name="Table2.B7" office:value-type="string">
            <text:p text:style-name="P60">1.0</text:p>
          </table:table-cell>
        </table:table-row>
        <table:table-row>
          <table:table-cell table:style-name="Table2.A2" office:value-type="string">
            <text:p text:style-name="P61">Instances:</text:p>
          </table:table-cell>
          <table:table-cell table:style-name="Table2.B7" office:value-type="string">
            <text:p text:style-name="P62"><text:span text:style-name="T9">1</text:span></text:p>
          </table:table-cell>
        </table:table-row>
        <table:table-row>
          <table:table-cell table:style-name="Table2.A2" office:value-type="string">
            <text:p text:style-name="P63">Required:</text:p>
          </table:table-cell>
          <table:table-cell table:style-name="Table2.B7" office:value-type="string">
            <text:p text:style-name="P60">Required</text:p>
          </table:table-cell>
        </table:table-row>
        <table:table-row>
          <table:table-cell table:style-name="Table2.A2" office:value-type="string">
            <text:p text:style-name="P63">Default Value:</text:p>
          </table:table-cell>
          <table:table-cell table:style-name="Table2.B7" office:value-type="string">
            <text:p text:style-name="P60">None</text:p>
          </table:table-cell>
        </table:table-row>
        <table:table-row>
          <table:table-cell table:style-name="Table2.A2" office:value-type="string">
            <text:p text:style-name="P66"><text:span text:style-name="T4">Dependents</text:span><text:span text:style-name="T3">:</text:span></text:p>
          </table:table-cell>
          <table:table-cell table:style-name="Table2.B7" office:value-type="string">
            <text:p text:style-name="P60">seafile::format</text:p>
            <text:p text:style-name="P60">seafile::object</text:p>
          </table:table-cell>
        </table:table-row>
        <table:table-row>
          <table:table-cell table:style-name="Table2.A2" office:value-type="string">
            <text:p text:style-name="P59">Similar Keywords:</text:p>
          </table:table-cell>
          <table:table-cell table:style-name="Table2.B8" office:value-type="string">
            <text:p text:style-name="P60">None</text:p>
          </table:table-cell>
        </table:table-row>
      </table:table>
      <text:p text:style-name="P71"/>
      <text:p text:style-name="P72">Example:</text:p>
      <text:p text:style-name="P49">version<text:tab/>1.0;</text:p>
      <text:p text:style-name="P67"/>
      <text:h text:style-name="P78" text:outline-level="3"><text:span text:style-name="T6">“</text:span><text:span text:style-name="T7">format” Keyword </text:span></text:h>
      <text:p text:style-name="P74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3">Table 3.2</text:sequence-ref></text:span><text:span text:style-name="T6"> lists the keyword details.</text:span></text:p>
      <text:p text:style-name="P80"><text:soft-page-break/><text:span text:style-name="T3">Table </text:span><text:sequence text:ref-name="refTable3" text:name="Table" text:formula="ooow:Table+1" style:num-format="1">3.2</text:sequence>: <text:s/>“<text:span text:style-name="T7">format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Scope:</text:p>
          </table:table-cell>
          <table:table-cell table:style-name="Table3.B1" office:value-type="string">
            <text:p text:style-name="P64"><text:span text:style-name="T6">seafile::</text:span><text:span text:style-name="T7">format</text:span></text:p>
          </table:table-cell>
        </table:table-row>
        <table:table-row>
          <table:table-cell table:style-name="Table3.A2" office:value-type="string">
            <text:p text:style-name="P59">Format:</text:p>
          </table:table-cell>
          <table:table-cell table:style-name="Table3.B2" office:value-type="string">
            <text:p text:style-name="P65">text input</text:p>
          </table:table-cell>
        </table:table-row>
        <table:table-row>
          <table:table-cell table:style-name="Table3.A2" office:value-type="string">
            <text:p text:style-name="P59">Valid Range:</text:p>
          </table:table-cell>
          <table:table-cell table:style-name="Table3.B7" office:value-type="string">
            <text:p text:style-name="P65">ascii</text:p>
          </table:table-cell>
        </table:table-row>
        <table:table-row>
          <table:table-cell table:style-name="Table3.A2" office:value-type="string">
            <text:p text:style-name="P61">Instances:</text:p>
          </table:table-cell>
          <table:table-cell table:style-name="Table3.B7" office:value-type="string">
            <text:p text:style-name="P62"><text:span text:style-name="T9">1</text:span></text:p>
          </table:table-cell>
        </table:table-row>
        <table:table-row>
          <table:table-cell table:style-name="Table3.A2" office:value-type="string">
            <text:p text:style-name="P63">Required:</text:p>
          </table:table-cell>
          <table:table-cell table:style-name="Table3.B7" office:value-type="string">
            <text:p text:style-name="P60">Required</text:p>
          </table:table-cell>
        </table:table-row>
        <table:table-row>
          <table:table-cell table:style-name="Table3.A2" office:value-type="string">
            <text:p text:style-name="P63">Default Value:</text:p>
          </table:table-cell>
          <table:table-cell table:style-name="Table3.B7" office:value-type="string">
            <text:p text:style-name="P60">None</text:p>
          </table:table-cell>
        </table:table-row>
        <table:table-row>
          <table:table-cell table:style-name="Table3.A2" office:value-type="string">
            <text:p text:style-name="P66"><text:span text:style-name="T4">Dependents</text:span><text:span text:style-name="T3">:</text:span></text:p>
          </table:table-cell>
          <table:table-cell table:style-name="Table3.B7" office:value-type="string">
            <text:p text:style-name="P64"><text:span text:style-name="T6">seafile::</text:span><text:span text:style-name="T7">version</text:span></text:p>
            <text:p text:style-name="P60">seafile::object</text:p>
          </table:table-cell>
        </table:table-row>
        <table:table-row>
          <table:table-cell table:style-name="Table3.A2" office:value-type="string">
            <text:p text:style-name="P59">Similar Keywords:</text:p>
          </table:table-cell>
          <table:table-cell table:style-name="Table3.B8" office:value-type="string">
            <text:p text:style-name="P60">None</text:p>
          </table:table-cell>
        </table:table-row>
      </table:table>
      <text:p text:style-name="P71"/>
      <text:p text:style-name="P72">Example:</text:p>
      <text:p text:style-name="P49">format <text:tab/>ascii;</text:p>
      <text:p text:style-name="P67"/>
      <text:h text:style-name="P78" text:outline-level="3"><text:span text:style-name="T6">“</text:span><text:span text:style-name="T7">object” Keyword </text:span></text:h>
      <text:p text:style-name="P69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79"><text:span text:style-name="T6"><text:sequence-ref text:reference-format="category-and-value" text:ref-name="refTable4">Table 3.3</text:sequence-ref></text:span><text:span text:style-name="T6"> lists the keyword details.</text:span></text:p>
      <text:p text:style-name="P80"><text:span text:style-name="T3">Table </text:span><text:sequence text:ref-name="refTable4" text:name="Table" text:formula="ooow:Table+1" style:num-format="1">3.3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Scope:</text:p>
          </table:table-cell>
          <table:table-cell table:style-name="Table4.B1" office:value-type="string">
            <text:p text:style-name="P64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59">Format:</text:p>
          </table:table-cell>
          <table:table-cell table:style-name="Table4.B2" office:value-type="string">
            <text:p text:style-name="P65">text input</text:p>
          </table:table-cell>
        </table:table-row>
        <table:table-row>
          <table:table-cell table:style-name="Table4.A2" office:value-type="string">
            <text:p text:style-name="P59">Valid Range:</text:p>
          </table:table-cell>
          <table:table-cell table:style-name="Table4.B7" office:value-type="string">
            <text:p text:style-name="P65">ascii</text:p>
          </table:table-cell>
        </table:table-row>
        <table:table-row>
          <table:table-cell table:style-name="Table4.A2" office:value-type="string">
            <text:p text:style-name="P61">Instances:</text:p>
          </table:table-cell>
          <table:table-cell table:style-name="Table4.B7" office:value-type="string">
            <text:p text:style-name="P62"><text:span text:style-name="T9">1</text:span></text:p>
          </table:table-cell>
        </table:table-row>
        <table:table-row>
          <table:table-cell table:style-name="Table4.A2" office:value-type="string">
            <text:p text:style-name="P63">Required:</text:p>
          </table:table-cell>
          <table:table-cell table:style-name="Table4.B7" office:value-type="string">
            <text:p text:style-name="P60">Required</text:p>
          </table:table-cell>
        </table:table-row>
        <table:table-row>
          <table:table-cell table:style-name="Table4.A2" office:value-type="string">
            <text:p text:style-name="P63">Default Value:</text:p>
          </table:table-cell>
          <table:table-cell table:style-name="Table4.B7" office:value-type="string">
            <text:p text:style-name="P60">None</text:p>
          </table:table-cell>
        </table:table-row>
        <table:table-row>
          <table:table-cell table:style-name="Table4.A2" office:value-type="string">
            <text:p text:style-name="P66"><text:span text:style-name="T4">Dependents</text:span><text:span text:style-name="T3">:</text:span></text:p>
          </table:table-cell>
          <table:table-cell table:style-name="Table4.B7" office:value-type="string">
            <text:p text:style-name="P64"><text:span text:style-name="T6">seafile::</text:span><text:span text:style-name="T7">version</text:span></text:p>
            <text:p text:style-name="P60">seafile::object</text:p>
          </table:table-cell>
        </table:table-row>
        <table:table-row>
          <table:table-cell table:style-name="Table4.A2" office:value-type="string">
            <text:p text:style-name="P59">Similar Keywords:</text:p>
          </table:table-cell>
          <table:table-cell table:style-name="Table4.B8" office:value-type="string">
            <text:p text:style-name="P60">None</text:p>
          </table:table-cell>
        </table:table-row>
      </table:table>
      <text:p text:style-name="P74"/>
      <text:p text:style-name="P69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73">Example:</text:p>
      <text:p text:style-name="P50">object<text:tab/>dictionary;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50_seaenv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5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50:12</meta:creation-date>
    <meta:editing-cycles>6</meta:editing-cycles>
    <meta:editing-duration>PT2M14S</meta:editing-duration>
    <dc:description>Documentation for inputs contained in the seaenv.in input file.</dc:description>
    <dc:subject>C04-0020.0050</dc:subject>
    <dc:title>Seaenv.in Input File</dc:title>
    <dc:date>2014-04-25T22:23:35</dc:date>
    <meta:document-statistic meta:table-count="5" meta:image-count="0" meta:object-count="0" meta:page-count="4" meta:paragraph-count="117" meta:word-count="1147" meta:character-count="7147" meta:non-whitespace-character-count="6045"/>
    <meta:user-defined meta:name="Info 1"/>
    <meta:user-defined meta:name="Info 2"/>
    <meta:user-defined meta:name="Info 3"/>
    <meta:user-defined meta:name="Info 4"/>
  </office:meta>
</office:document-meta>
</file>